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0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lta" table:style-name="ta1">
        <table:table-column table:style-name="co1" table:number-columns-repeated="30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2" table:number-columns-repeated="3" table:default-cell-style-name="Default"/>
        <table:table-column table:style-name="co1" table:number-columns-repeated="2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4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3" office:value-type="float" office:value="8" calcext:value-type="float">
            <text:p>8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3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3" office:value-type="float" office:value="7" calcext:value-type="float">
            <text:p>7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3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9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6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6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9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9"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4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6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1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3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7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4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6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8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6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6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6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6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6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0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6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0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6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0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6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4"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number-columns-repeated="11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6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5"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6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0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6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6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6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6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6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6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6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6" office:value-type="float" office:value="-1" calcext:value-type="float">
            <text:p>-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5:22:55.402363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9T15:24:38.059118784</dc:date>
    <meta:editing-duration>PT55M29S</meta:editing-duration>
    <meta:editing-cycles>5</meta:editing-cycles>
    <meta:generator>LibreOffice/6.4.6.2$Linux_X86_64 LibreOffice_project/40$Build-2</meta:generator>
    <meta:document-statistic meta:table-count="1" meta:cell-count="6176" meta:object-count="0"/>
  </office:meta>
</office:document-meta>
</file>